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62cm" svg:height="1.27cm" svg:x="2.54cm" svg:y="1.27cm">
          <text:p text:style-name="P1">Main.__init__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905cm" svg:x="4.445cm" svg:y="3.175cm">
          <text:p text:style-name="P1">Players Created:</text:p>
          <text:p text:style-name="P1">All grou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27cm" svg:x="4.445cm" svg:y="5.715cm">
          <text:p text:style-name="P1">Screen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27cm" svg:x="6.985cm" svg:y="7.62cm">
          <text:p text:style-name="P1">Start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27cm" svg:x="6.985cm" svg:y="9.525cm">
          <text:p text:style-name="P1">GameMenu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27cm" svg:x="6.985cm" svg:y="11.43cm">
          <text:p text:style-name="P1">Game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27cm" svg:x="4.445cm" svg:y="13.335cm">
          <text:p text:style-name="P1">EventManager (E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4.883cm" svg:y1="11.121cm" svg:x2="19.058cm" svg:y2="11.121cm" svg:d="m14883 11121h4175">
          <text:p/>
        </draw:connector>
        <draw:custom-shape draw:style-name="gr1" draw:text-style-name="P1" draw:layer="layout" svg:width="7.62cm" svg:height="1.905cm" svg:x="19.685cm" svg:y="10.16cm">
          <text:p text:style-name="P1">ResourceManager</text:p>
          <text:p text:style-name="P1">Should be loaded he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27cm" svg:x="6.985cm" svg:y="7.62cm">
          <text:p text:style-name="P1">Start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27cm" svg:x="2.54cm" svg:y="15.24cm">
          <text:p text:style-name="P1">Main.run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27cm" svg:x="4.445cm" svg:y="17.145cm">
          <text:p text:style-name="P1">Main.handleEvents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1.27cm" svg:x="6.985cm" svg:y="19.05cm">
          <text:p text:style-name="P1">EM.handleEvents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24cm" svg:y1="20.011cm" svg:x2="19.415cm" svg:y2="20.011cm" svg:d="m15240 20011h4175">
          <text:p/>
        </draw:connector>
        <draw:custom-shape draw:style-name="gr1" draw:text-style-name="P1" draw:layer="layout" svg:width="7.62cm" svg:height="3.81cm" svg:x="20.042cm" svg:y="17.145cm">
          <text:p text:style-name="P1">In MenuEvent, </text:p>
          <text:p text:style-name="P1">if newGame is pressed,</text:p>
          <text:p text:style-name="P1">Screen should be set</text:p>
          <text:p text:style-name="P1">GameScreen instead of</text:p>
          <text:p text:style-name="P1">Start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119cm" svg:height="7.047cm" svg:x="1.087cm" svg:y="2.397cm" draw:page-number="1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5cm" svg:x="1.397cm" svg:y="0.86cm" presentation:class="title" presentation:placeholder="true">
        <draw:text-box/>
      </draw:frame>
      <draw:frame presentation:style-name="Default-outline1" draw:layer="backgroundobjects" svg:width="25.145cm" svg:height="14.248cm" svg:x="1.397cm" svg:y="5.052cm" presentation:class="outline" presentation:placeholder="true">
        <draw:text-box/>
      </draw:frame>
      <draw:frame presentation:style-name="Mpr1" draw:text-style-name="MP1" draw:layer="backgroundobjects" svg:width="6.509cm" svg:height="1.489cm" svg:x="1.397cm" svg:y="19.66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56cm" svg:height="1.489cm" svg:x="9.555cm" svg:y="19.66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09cm" svg:height="1.489cm" svg:x="20.032cm" svg:y="19.66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8T15:55:03</meta:creation-date>
    <meta:editing-duration>PT00H32M30S</meta:editing-duration>
    <meta:editing-cycles>2</meta:editing-cycles>
    <dc:date>2009-08-28T16:42:43</dc:date>
    <meta:document-statistic meta:object-count="38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